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29A6421E00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7.198cm" fo:min-width="2.948cm" fo:padding-top="0.151cm" fo:padding-bottom="0.151cm" fo:padding-left="0.276cm" fo:padding-right="0.276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249cm" fo:min-width="0.499cm" fo:padding-top="0.151cm" fo:padding-bottom="0.151cm" fo:padding-left="0.276cm" fo:padding-right="0.276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cm" fo:min-width="1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svg:stroke-color="#ffbf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svg:stroke-width="0.081cm" svg:stroke-color="#ffbf00" draw:marker-start-width="0.321cm" draw:marker-end-width="0.321cm" draw:fill-color="#fff5ce" draw:textarea-horizontal-align="justify" draw:textarea-vertical-align="middle" draw:auto-grow-height="false" fo:min-height="1.06cm" fo:min-width="4.282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cm" fo:min-width="1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cm" svg:height="12.75cm" svg:x="1.75cm" svg:y="1.55cm">
          <draw:image xlink:href="Pictures/10000000000001840000029A6421E008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7.5cm" svg:x="11.25cm" svg:y="3.5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2.499cm" svg:x="14.751cm" svg:y="5.051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1.75cm" svg:x="12.25cm" svg:y="8.55cm">
          <text:p text:style-name="P2">a2-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cm" svg:height="1.75cm" svg:x="12.25cm" svg:y="4.55cm">
          <text:p text:style-name="P2">a1-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5cm" svg:y1="11.05cm" svg:x2="11.25cm" svg:y2="3.55cm">
          <text:p/>
        </draw:line>
        <draw:line draw:style-name="gr5" draw:text-style-name="P1" draw:layer="layout" svg:x1="14.75cm" svg:y1="5.05cm" svg:x2="14.75cm" svg:y2="3.55cm">
          <text:p/>
        </draw:line>
        <draw:line draw:style-name="gr5" draw:text-style-name="P1" draw:layer="layout" svg:x1="15.75cm" svg:y1="7.55cm" svg:x2="15.75cm" svg:y2="5.05cm">
          <text:p/>
        </draw:line>
        <draw:line draw:style-name="gr5" draw:text-style-name="P1" draw:layer="layout" svg:x1="14.75cm" svg:y1="11.05cm" svg:x2="14.75cm" svg:y2="7.55cm">
          <text:p/>
        </draw:line>
        <draw:line draw:style-name="gr5" draw:text-style-name="P1" draw:layer="layout" svg:x1="14.75cm" svg:y1="11.05cm" svg:x2="11.25cm" svg:y2="11.05cm">
          <text:p/>
        </draw:line>
        <draw:line draw:style-name="gr5" draw:text-style-name="P1" draw:layer="layout" svg:x1="15.75cm" svg:y1="7.55cm" svg:x2="14.75cm" svg:y2="7.55cm">
          <text:p/>
        </draw:line>
        <draw:line draw:style-name="gr5" draw:text-style-name="P1" draw:layer="layout" svg:x1="15.75cm" svg:y1="5.05cm" svg:x2="14.75cm" svg:y2="5.05cm">
          <text:p/>
        </draw:line>
        <draw:line draw:style-name="gr5" draw:text-style-name="P1" draw:layer="layout" svg:x1="14.75cm" svg:y1="3.55cm" svg:x2="11.25cm" svg:y2="3.55cm">
          <text:p/>
        </draw:line>
        <draw:custom-shape draw:style-name="gr6" draw:text-style-name="P5" draw:layer="layout" svg:width="5.25cm" svg:height="1.5cm" svg:x="16.5cm" svg:y="2.75cm">
          <text:p text:style-name="P2">outline::Way</text:p>
          <draw:enhanced-geometry svg:viewBox="0 0 21600 21600" draw:text-areas="800 800 20800 20800" draw:type="round-rectangular-callout" draw:modifiers="-2328.24223957341 34508.1945369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999cm" svg:height="1.5cm" draw:transform="rotate (3.1407199889638) translate (10.249cm 8.54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呡歡潐䝯瑨楣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呡歡潐䝯瑨楣" style:font-family-complex="呡歡潐䝯瑨楣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08:02:49.269603772</meta:creation-date>
    <dc:date>2025-09-05T14:00:04.335776721</dc:date>
    <meta:editing-duration>PT11M49S</meta:editing-duration>
    <meta:editing-cycles>3</meta:editing-cycles>
    <meta:generator>LibreOffice/24.2.7.2$Linux_X86_64 LibreOffice_project/420$Build-2</meta:generator>
    <meta:document-statistic meta:object-count="15"/>
  </office:meta>
</office:document-meta>
</file>